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2.6173in"/>
    </style:style>
    <style:style style:name="co5" style:family="table-column">
      <style:table-column-properties fo:break-before="auto" style:column-width="1.8091in"/>
    </style:style>
    <style:style style:name="co6" style:family="table-column">
      <style:table-column-properties fo:break-before="auto" style:column-width="1.7984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239in"/>
    </style:style>
    <style:style style:name="co10" style:family="table-column">
      <style:table-column-properties fo:break-before="auto" style:column-width="0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957in" svg:height="3.4425in" svg:x="6.7157in" svg:y="0.2803in">
            <draw:object draw:notify-on-update-of-ranges="Sheet1.C1:Sheet1.D1 Sheet1.C2:Sheet1.D2 Sheet1.C3:Sheet1.D3 Sheet1.C4:Sheet1.D4 Sheet1.C5:Sheet1.D5 Sheet1.C6:Sheet1.D6 Sheet1.C7:Sheet1.D7 Sheet1.C8:Sheet1.D8 Sheet1.C9:Sheet1.D9 Sheet1.C10:Sheet1.D10 Sheet1.C11:Sheet1.D11 Sheet1.C12:Sheet1.D12 Sheet1.C13:Sheet1.D13 Sheet1.C14:Sheet1.D14 Sheet1.C15:Sheet1.D15 Sheet1.C16:Sheet1.D16 Sheet1.C17:Sheet1.D17 Sheet1.C18:Sheet1.D18 Sheet1.C19:Sheet1.D19 Sheet1.C20:Sheet1.D20 Sheet1.C21:Sheet1.D21 Sheet1.C2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Movie</text:p>
          </table:table-cell>
          <table:table-cell office:value-type="string" calcext:value-type="string">
            <text:p>FIFA players</text:p>
          </table:table-cell>
          <table:table-cell/>
        </table:table-row>
        <table:table-row table:style-name="ro1">
          <table:table-cell office:value-type="string" calcext:value-type="string">
            <text:p>steam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2]" office:value-type="float" office:value="0.015957" calcext:value-type="float">
            <text:p>0.015957</text:p>
          </table:table-cell>
          <table:table-cell table:formula="of:=[$'FIFA players'.F2]" office:value-type="float" office:value="0.001916" calcext:value-type="float">
            <text:p>0.001916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Energy consumption of the Netherland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3]" office:value-type="float" office:value="0.003613" calcext:value-type="float">
            <text:p>0.003613</text:p>
          </table:table-cell>
          <table:table-cell table:formula="of:=[$'FIFA players'.F3]" office:value-type="float" office:value="0.000639" calcext:value-type="float">
            <text:p>0.000639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4]" office:value-type="float" office:value="0.308107" calcext:value-type="float">
            <text:p>0.308107</text:p>
          </table:table-cell>
          <table:table-cell table:formula="of:=[$'FIFA players'.F4]" office:value-type="float" office:value="0.00227" calcext:value-type="float">
            <text:p>0.00227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FIFA23 OFFICIAL DATASET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5]" office:value-type="float" office:value="0.024817" calcext:value-type="float">
            <text:p>0.024817</text:p>
          </table:table-cell>
          <table:table-cell table:formula="of:=[$'FIFA players'.F5]" office:value-type="float" office:value="0.337744" calcext:value-type="float">
            <text:p>0.337744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datasets.data-cityofnewyork-us.education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6]" office:value-type="float" office:value="0.087123" calcext:value-type="float">
            <text:p>0.087123</text:p>
          </table:table-cell>
          <table:table-cell table:formula="of:=[$'FIFA players'.F6]" office:value-type="float" office:value="0.010784" calcext:value-type="float">
            <text:p>0.010784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datasets.data-cityofnewyork-us.service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7]" office:value-type="float" office:value="0.005416" calcext:value-type="float">
            <text:p>0.005416</text:p>
          </table:table-cell>
          <table:table-cell table:formula="of:=[$'FIFA players'.F7]" office:value-type="float" office:value="0.028166" calcext:value-type="float">
            <text:p>0.028166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nstacart Market Basket Analysi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8]" office:value-type="float" office:value="0.022981" calcext:value-type="float">
            <text:p>0.022981</text:p>
          </table:table-cell>
          <table:table-cell table:formula="of:=[$'FIFA players'.F8]" office:value-type="float" office:value="0.000142" calcext:value-type="float">
            <text:p>0.000142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9]" office:value-type="float" office:value="0.996196" calcext:value-type="float">
            <text:p>0.996196</text:p>
          </table:table-cell>
          <table:table-cell table:formula="of:=[$'FIFA players'.F9]" office:value-type="float" office:value="0.059489" calcext:value-type="float">
            <text:p>0.059489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mdb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0]" office:value-type="float" office:value="0.368316" calcext:value-type="float">
            <text:p>0.368316</text:p>
          </table:table-cell>
          <table:table-cell table:formula="of:=[$'FIFA players'.F10]" office:value-type="float" office:value="0.010004" calcext:value-type="float">
            <text:p>0.010004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Fifa Players Rating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1]" office:value-type="float" office:value="0.189549" calcext:value-type="float">
            <text:p>0.189549</text:p>
          </table:table-cell>
          <table:table-cell table:formula="of:=[$'FIFA players'.F11]" office:value-type="float" office:value="0.305463" calcext:value-type="float">
            <text:p>0.30546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Football Event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2]" office:value-type="float" office:value="0.002362" calcext:value-type="float">
            <text:p>0.002362</text:p>
          </table:table-cell>
          <table:table-cell table:formula="of:=[$'FIFA players'.F12]" office:value-type="float" office:value="0.012877" calcext:value-type="float">
            <text:p>0.012877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3]" office:value-type="float" office:value="0.975539" calcext:value-type="float">
            <text:p>0.975539</text:p>
          </table:table-cell>
          <table:table-cell table:formula="of:=[$'FIFA players'.F13]" office:value-type="float" office:value="0.000709" calcext:value-type="float">
            <text:p>0.000709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FIFA Players &amp; Stat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4]" office:value-type="float" office:value="0.258418" calcext:value-type="float">
            <text:p>0.258418</text:p>
          </table:table-cell>
          <table:table-cell table:formula="of:=[$'FIFA players'.F14]" office:value-type="float" office:value="0.488542" calcext:value-type="float">
            <text:p>0.488542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US Baby Name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5]" office:value-type="float" office:value="0.282252" calcext:value-type="float">
            <text:p>0.282252</text:p>
          </table:table-cell>
          <table:table-cell table:formula="of:=[$'FIFA players'.F15]" office:value-type="float" office:value="0.007343" calcext:value-type="float">
            <text:p>0.00734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Uber Pickups in New York City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6]" office:value-type="float" office:value="0.000273" calcext:value-type="float">
            <text:p>0.000273</text:p>
          </table:table-cell>
          <table:table-cell table:formula="of:=[$'FIFA players'.F16]" office:value-type="float" office:value="0.000213" calcext:value-type="float">
            <text:p>0.00021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datasets.data-cityofnewyork-us.finance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7]" office:value-type="float" office:value="0.005921" calcext:value-type="float">
            <text:p>0.005921</text:p>
          </table:table-cell>
          <table:table-cell table:formula="of:=[$'FIFA players'.F17]" office:value-type="float" office:value="0.010323" calcext:value-type="float">
            <text:p>0.01032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FIFA 22 complete player dataset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8]" office:value-type="float" office:value="0.031452" calcext:value-type="float">
            <text:p>0.031452</text:p>
          </table:table-cell>
          <table:table-cell table:formula="of:=[$'FIFA players'.F18]" office:value-type="float" office:value="0.591415" calcext:value-type="float">
            <text:p>0.591415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19]" office:value-type="float" office:value="0.233199" calcext:value-type="float">
            <text:p>0.233199</text:p>
          </table:table-cell>
          <table:table-cell table:formula="of:=[$'FIFA players'.F19]" office:value-type="float" office:value="0.00149" calcext:value-type="float">
            <text:p>0.00149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NIPS Papers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20]" office:value-type="float" office:value="0.06418" calcext:value-type="float">
            <text:p>0.06418</text:p>
          </table:table-cell>
          <table:table-cell table:formula="of:=[$'FIFA players'.F20]" office:value-type="float" office:value="0.000213" calcext:value-type="float">
            <text:p>0.00021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mdb-350k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21]" office:value-type="float" office:value="0.621664" calcext:value-type="float">
            <text:p>0.621664</text:p>
          </table:table-cell>
          <table:table-cell table:formula="of:=[$'FIFA players'.F21]" office:value-type="float" office:value="0.010819" calcext:value-type="float">
            <text:p>0.010819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[$Movie.F22]" office:value-type="float" office:value="0.030253" calcext:value-type="float">
            <text:p>0.030253</text:p>
          </table:table-cell>
          <table:table-cell table:formula="of:=[$'FIFA players'.F22]" office:value-type="float" office:value="0.000816" calcext:value-type="float">
            <text:p>0.000816</text:p>
          </table:table-cell>
          <table:table-cell table:formula="of:=NA()" office:value-type="string" office:string-value="" calcext:value-type="error">
            <text:p>#N/A</text:p>
          </table:table-cell>
        </table:table-row>
      </table:table>
      <table:table table:name="Movi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_name</text:p>
          </table:table-cell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801804" calcext:value-type="float">
            <text:p>801804</text:p>
          </table:table-cell>
          <table:table-cell office:value-type="float" office:value="12794" calcext:value-type="float">
            <text:p>12794</text:p>
          </table:table-cell>
          <table:table-cell office:value-type="float" office:value="0.015957" calcext:value-type="float">
            <text:p>0.015957</text:p>
          </table:table-cell>
        </table:table-row>
        <table:table-row table:style-name="ro1">
          <table:table-cell office:value-type="string" calcext:value-type="string">
            <text:p>Energy consumption of the Netherland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560461" calcext:value-type="float">
            <text:p>560461</text:p>
          </table:table-cell>
          <table:table-cell office:value-type="float" office:value="2025" calcext:value-type="float">
            <text:p>2025</text:p>
          </table:table-cell>
          <table:table-cell office:value-type="float" office:value="0.003613" calcext:value-type="float">
            <text:p>0.003613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41755" calcext:value-type="float">
            <text:p>41755</text:p>
          </table:table-cell>
          <table:table-cell office:value-type="float" office:value="12865" calcext:value-type="float">
            <text:p>12865</text:p>
          </table:table-cell>
          <table:table-cell office:value-type="float" office:value="0.308107" calcext:value-type="float">
            <text:p>0.308107</text:p>
          </table:table-cell>
        </table:table-row>
        <table:table-row table:style-name="ro1">
          <table:table-cell office:value-type="string" calcext:value-type="string">
            <text:p>FIFA23 OFFICIAL DATASET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67589" calcext:value-type="float">
            <text:p>167589</text:p>
          </table:table-cell>
          <table:table-cell office:value-type="float" office:value="4159" calcext:value-type="float">
            <text:p>4159</text:p>
          </table:table-cell>
          <table:table-cell office:value-type="float" office:value="0.024817" calcext:value-type="float">
            <text:p>0.024817</text:p>
          </table:table-cell>
        </table:table-row>
        <table:table-row table:style-name="ro1">
          <table:table-cell office:value-type="string" calcext:value-type="string">
            <text:p>datasets.data-cityofnewyork-us.education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0295" calcext:value-type="float">
            <text:p>360295</text:p>
          </table:table-cell>
          <table:table-cell office:value-type="float" office:value="31390" calcext:value-type="float">
            <text:p>31390</text:p>
          </table:table-cell>
          <table:table-cell office:value-type="float" office:value="0.087123" calcext:value-type="float">
            <text:p>0.087123</text:p>
          </table:table-cell>
        </table:table-row>
        <table:table-row table:style-name="ro1">
          <table:table-cell office:value-type="string" calcext:value-type="string">
            <text:p>datasets.data-cityofnewyork-us.service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182695" calcext:value-type="float">
            <text:p>182695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 office:value-type="string" calcext:value-type="string">
            <text:p>Instacart Market Basket Analysi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49694" calcext:value-type="float">
            <text:p>49694</text:p>
          </table:table-cell>
          <table:table-cell office:value-type="float" office:value="1142" calcext:value-type="float">
            <text:p>1142</text:p>
          </table:table-cell>
          <table:table-cell office:value-type="float" office:value="0.022981" calcext:value-type="float">
            <text:p>0.022981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42720744" calcext:value-type="float">
            <text:p>42720744</text:p>
          </table:table-cell>
          <table:table-cell office:value-type="float" office:value="33606960" calcext:value-type="float">
            <text:p>33606960</text:p>
          </table:table-cell>
          <table:table-cell office:value-type="float" office:value="0.996196" calcext:value-type="float">
            <text:p>0.996196</text:p>
          </table:table-cell>
        </table:table-row>
        <table:table-row table:style-name="ro1">
          <table:table-cell office:value-type="string" calcext:value-type="string">
            <text:p>tmdb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2392358" calcext:value-type="float">
            <text:p>2392358</text:p>
          </table:table-cell>
          <table:table-cell office:value-type="float" office:value="881144" calcext:value-type="float">
            <text:p>881144</text:p>
          </table:table-cell>
          <table:table-cell office:value-type="float" office:value="0.368316" calcext:value-type="float">
            <text:p>0.368316</text:p>
          </table:table-cell>
        </table:table-row>
        <table:table-row table:style-name="ro1">
          <table:table-cell office:value-type="string" calcext:value-type="string">
            <text:p>Fifa Players Rating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8428" calcext:value-type="float">
            <text:p>38428</text:p>
          </table:table-cell>
          <table:table-cell office:value-type="float" office:value="7284" calcext:value-type="float">
            <text:p>7284</text:p>
          </table:table-cell>
          <table:table-cell office:value-type="float" office:value="0.189549" calcext:value-type="float">
            <text:p>0.189549</text:p>
          </table:table-cell>
        </table:table-row>
        <table:table-row table:style-name="ro1">
          <table:table-cell office:value-type="string" calcext:value-type="string">
            <text:p>Football Event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333955" calcext:value-type="float">
            <text:p>1333955</text:p>
          </table:table-cell>
          <table:table-cell office:value-type="float" office:value="3151" calcext:value-type="float">
            <text:p>3151</text:p>
          </table:table-cell>
          <table:table-cell office:value-type="float" office:value="0.002362" calcext:value-type="float">
            <text:p>0.002362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90022" calcext:value-type="float">
            <text:p>90022</text:p>
          </table:table-cell>
          <table:table-cell office:value-type="float" office:value="87820" calcext:value-type="float">
            <text:p>87820</text:p>
          </table:table-cell>
          <table:table-cell office:value-type="float" office:value="0.975539" calcext:value-type="float">
            <text:p>0.975539</text:p>
          </table:table-cell>
        </table:table-row>
        <table:table-row table:style-name="ro1">
          <table:table-cell office:value-type="string" calcext:value-type="string">
            <text:p>FIFA Players &amp; Stat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72673" calcext:value-type="float">
            <text:p>72673</text:p>
          </table:table-cell>
          <table:table-cell office:value-type="float" office:value="18780" calcext:value-type="float">
            <text:p>18780</text:p>
          </table:table-cell>
          <table:table-cell office:value-type="float" office:value="0.258418" calcext:value-type="float">
            <text:p>0.258418</text:p>
          </table:table-cell>
        </table:table-row>
        <table:table-row table:style-name="ro1">
          <table:table-cell office:value-type="string" calcext:value-type="string">
            <text:p>US Baby Name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93923" calcext:value-type="float">
            <text:p>93923</text:p>
          </table:table-cell>
          <table:table-cell office:value-type="float" office:value="26510" calcext:value-type="float">
            <text:p>26510</text:p>
          </table:table-cell>
          <table:table-cell office:value-type="float" office:value="0.282252" calcext:value-type="float">
            <text:p>0.282252</text:p>
          </table:table-cell>
        </table:table-row>
        <table:table-row table:style-name="ro1">
          <table:table-cell office:value-type="string" calcext:value-type="string">
            <text:p>Uber Pickups in New York City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003652" calcext:value-type="float">
            <text:p>3003652</text:p>
          </table:table-cell>
          <table:table-cell office:value-type="float" office:value="820" calcext:value-type="float">
            <text:p>820</text:p>
          </table:table-cell>
          <table:table-cell office:value-type="float" office:value="0.000273" calcext:value-type="float">
            <text:p>0.000273</text:p>
          </table:table-cell>
        </table:table-row>
        <table:table-row table:style-name="ro1">
          <table:table-cell office:value-type="string" calcext:value-type="string">
            <text:p>datasets.data-cityofnewyork-us.finance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44047" calcext:value-type="float">
            <text:p>44047</text:p>
          </table:table-cell>
          <table:table-cell office:value-type="float" office:value="0.005921" calcext:value-type="float">
            <text:p>0.005921</text:p>
          </table:table-cell>
        </table:table-row>
        <table:table-row table:style-name="ro1">
          <table:table-cell office:value-type="string" calcext:value-type="string">
            <text:p>FIFA 22 complete player dataset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87324" calcext:value-type="float">
            <text:p>387324</text:p>
          </table:table-cell>
          <table:table-cell office:value-type="float" office:value="12182" calcext:value-type="float">
            <text:p>12182</text:p>
          </table:table-cell>
          <table:table-cell office:value-type="float" office:value="0.031452" calcext:value-type="float">
            <text:p>0.031452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62472" calcext:value-type="float">
            <text:p>362472</text:p>
          </table:table-cell>
          <table:table-cell office:value-type="float" office:value="84528" calcext:value-type="float">
            <text:p>84528</text:p>
          </table:table-cell>
          <table:table-cell office:value-type="float" office:value="0.233199" calcext:value-type="float">
            <text:p>0.233199</text:p>
          </table:table-cell>
        </table:table-row>
        <table:table-row table:style-name="ro1">
          <table:table-cell office:value-type="string" calcext:value-type="string">
            <text:p>NIPS Papers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35307" calcext:value-type="float">
            <text:p>35307</text:p>
          </table:table-cell>
          <table:table-cell office:value-type="float" office:value="2266" calcext:value-type="float">
            <text:p>2266</text:p>
          </table:table-cell>
          <table:table-cell office:value-type="float" office:value="0.06418" calcext:value-type="float">
            <text:p>0.06418</text:p>
          </table:table-cell>
        </table:table-row>
        <table:table-row table:style-name="ro1">
          <table:table-cell office:value-type="string" calcext:value-type="string">
            <text:p>tmdb-350k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837536" calcext:value-type="float">
            <text:p>837536</text:p>
          </table:table-cell>
          <table:table-cell office:value-type="float" office:value="0.621664" calcext:value-type="float">
            <text:p>0.621664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precision</text:p>
          </table:table-cell>
          <table:table-cell office:value-type="float" office:value="33735300" calcext:value-type="float">
            <text:p>33735300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32206" calcext:value-type="float">
            <text:p>32206</text:p>
          </table:table-cell>
          <table:table-cell office:value-type="float" office:value="0.030253" calcext:value-type="float">
            <text:p>0.030253</text:p>
          </table:table-cell>
        </table:table-row>
      </table:table>
      <table:table table:name="FIFA playe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_name</text:p>
          </table:table-cell>
          <table:table-cell office:value-type="string" calcext:value-type="string">
            <text:p>domain_representation_type</text:p>
          </table:table-cell>
          <table:table-cell office:value-type="string" calcext:value-type="string">
            <text:p>domain_representation_siz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matched</text:p>
          </table:table-cell>
          <table:table-cell office:value-type="string" calcext:value-type="string">
            <text:p>overlap_coefficient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801804" calcext:value-type="float">
            <text:p>801804</text:p>
          </table:table-cell>
          <table:table-cell office:value-type="float" office:value="54" calcext:value-type="float">
            <text:p>54</text:p>
          </table:table-cell>
          <table:table-cell office:value-type="float" office:value="0.001916" calcext:value-type="float">
            <text:p>0.001916</text:p>
          </table:table-cell>
        </table:table-row>
        <table:table-row table:style-name="ro1">
          <table:table-cell office:value-type="string" calcext:value-type="string">
            <text:p>Energy consumption of the Netherland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560461" calcext:value-type="float">
            <text:p>560461</text:p>
          </table:table-cell>
          <table:table-cell office:value-type="float" office:value="18" calcext:value-type="float">
            <text:p>18</text:p>
          </table:table-cell>
          <table:table-cell office:value-type="float" office:value="0.000639" calcext:value-type="float">
            <text:p>0.000639</text:p>
          </table:table-cell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41755" calcext:value-type="float">
            <text:p>41755</text:p>
          </table:table-cell>
          <table:table-cell office:value-type="float" office:value="64" calcext:value-type="float">
            <text:p>64</text:p>
          </table:table-cell>
          <table:table-cell office:value-type="float" office:value="0.00227" calcext:value-type="float">
            <text:p>0.00227</text:p>
          </table:table-cell>
        </table:table-row>
        <table:table-row table:style-name="ro1">
          <table:table-cell office:value-type="string" calcext:value-type="string">
            <text:p>FIFA23 OFFICIAL DATASET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167589" calcext:value-type="float">
            <text:p>167589</text:p>
          </table:table-cell>
          <table:table-cell office:value-type="float" office:value="9521" calcext:value-type="float">
            <text:p>9521</text:p>
          </table:table-cell>
          <table:table-cell office:value-type="float" office:value="0.337744" calcext:value-type="float">
            <text:p>0.337744</text:p>
          </table:table-cell>
        </table:table-row>
        <table:table-row table:style-name="ro1">
          <table:table-cell office:value-type="string" calcext:value-type="string">
            <text:p>datasets.data-cityofnewyork-us.education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60295" calcext:value-type="float">
            <text:p>360295</text:p>
          </table:table-cell>
          <table:table-cell office:value-type="float" office:value="304" calcext:value-type="float">
            <text:p>304</text:p>
          </table:table-cell>
          <table:table-cell office:value-type="float" office:value="0.010784" calcext:value-type="float">
            <text:p>0.010784</text:p>
          </table:table-cell>
        </table:table-row>
        <table:table-row table:style-name="ro1">
          <table:table-cell office:value-type="string" calcext:value-type="string">
            <text:p>datasets.data-cityofnewyork-us.service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9160992" calcext:value-type="float">
            <text:p>39160992</text:p>
          </table:table-cell>
          <table:table-cell office:value-type="float" office:value="794" calcext:value-type="float">
            <text:p>794</text:p>
          </table:table-cell>
          <table:table-cell office:value-type="float" office:value="0.028166" calcext:value-type="float">
            <text:p>0.028166</text:p>
          </table:table-cell>
        </table:table-row>
        <table:table-row table:style-name="ro1">
          <table:table-cell office:value-type="string" calcext:value-type="string">
            <text:p>Instacart Market Basket Analysi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49694" calcext:value-type="float">
            <text:p>49694</text:p>
          </table:table-cell>
          <table:table-cell office:value-type="float" office:value="4" calcext:value-type="float">
            <text:p>4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42720744" calcext:value-type="float">
            <text:p>42720744</text:p>
          </table:table-cell>
          <table:table-cell office:value-type="float" office:value="1677" calcext:value-type="float">
            <text:p>1677</text:p>
          </table:table-cell>
          <table:table-cell office:value-type="float" office:value="0.059489" calcext:value-type="float">
            <text:p>0.059489</text:p>
          </table:table-cell>
        </table:table-row>
        <table:table-row table:style-name="ro1">
          <table:table-cell office:value-type="string" calcext:value-type="string">
            <text:p>tmdb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2392358" calcext:value-type="float">
            <text:p>2392358</text:p>
          </table:table-cell>
          <table:table-cell office:value-type="float" office:value="282" calcext:value-type="float">
            <text:p>282</text:p>
          </table:table-cell>
          <table:table-cell office:value-type="float" office:value="0.010004" calcext:value-type="float">
            <text:p>0.010004</text:p>
          </table:table-cell>
        </table:table-row>
        <table:table-row table:style-name="ro1">
          <table:table-cell office:value-type="string" calcext:value-type="string">
            <text:p>Fifa Players Rating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8428" calcext:value-type="float">
            <text:p>38428</text:p>
          </table:table-cell>
          <table:table-cell office:value-type="float" office:value="8611" calcext:value-type="float">
            <text:p>8611</text:p>
          </table:table-cell>
          <table:table-cell office:value-type="float" office:value="0.305463" calcext:value-type="float">
            <text:p>0.305463</text:p>
          </table:table-cell>
        </table:table-row>
        <table:table-row table:style-name="ro1">
          <table:table-cell office:value-type="string" calcext:value-type="string">
            <text:p>Football Event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1333955" calcext:value-type="float">
            <text:p>1333955</text:p>
          </table:table-cell>
          <table:table-cell office:value-type="float" office:value="363" calcext:value-type="float">
            <text:p>363</text:p>
          </table:table-cell>
          <table:table-cell office:value-type="float" office:value="0.012877" calcext:value-type="float">
            <text:p>0.012877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90022" calcext:value-type="float">
            <text:p>90022</text:p>
          </table:table-cell>
          <table:table-cell office:value-type="float" office:value="20" calcext:value-type="float">
            <text:p>20</text:p>
          </table:table-cell>
          <table:table-cell office:value-type="float" office:value="0.000709" calcext:value-type="float">
            <text:p>0.000709</text:p>
          </table:table-cell>
        </table:table-row>
        <table:table-row table:style-name="ro1">
          <table:table-cell office:value-type="string" calcext:value-type="string">
            <text:p>FIFA Players &amp; Stat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72673" calcext:value-type="float">
            <text:p>72673</text:p>
          </table:table-cell>
          <table:table-cell office:value-type="float" office:value="13772" calcext:value-type="float">
            <text:p>13772</text:p>
          </table:table-cell>
          <table:table-cell office:value-type="float" office:value="0.488542" calcext:value-type="float">
            <text:p>0.488542</text:p>
          </table:table-cell>
        </table:table-row>
        <table:table-row table:style-name="ro1">
          <table:table-cell office:value-type="string" calcext:value-type="string">
            <text:p>US Baby Name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93923" calcext:value-type="float">
            <text:p>93923</text:p>
          </table:table-cell>
          <table:table-cell office:value-type="float" office:value="207" calcext:value-type="float">
            <text:p>207</text:p>
          </table:table-cell>
          <table:table-cell office:value-type="float" office:value="0.007343" calcext:value-type="float">
            <text:p>0.007343</text:p>
          </table:table-cell>
        </table:table-row>
        <table:table-row table:style-name="ro1">
          <table:table-cell office:value-type="string" calcext:value-type="string">
            <text:p>Uber Pickups in New York City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003652" calcext:value-type="float">
            <text:p>3003652</text:p>
          </table:table-cell>
          <table:table-cell office:value-type="float" office:value="6" calcext:value-type="float">
            <text:p>6</text:p>
          </table:table-cell>
          <table:table-cell office:value-type="float" office:value="0.000213" calcext:value-type="float">
            <text:p>0.000213</text:p>
          </table:table-cell>
        </table:table-row>
        <table:table-row table:style-name="ro1">
          <table:table-cell office:value-type="string" calcext:value-type="string">
            <text:p>datasets.data-cityofnewyork-us.finance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7438857" calcext:value-type="float">
            <text:p>7438857</text:p>
          </table:table-cell>
          <table:table-cell office:value-type="float" office:value="291" calcext:value-type="float">
            <text:p>291</text:p>
          </table:table-cell>
          <table:table-cell office:value-type="float" office:value="0.010323" calcext:value-type="float">
            <text:p>0.010323</text:p>
          </table:table-cell>
        </table:table-row>
        <table:table-row table:style-name="ro1">
          <table:table-cell office:value-type="string" calcext:value-type="string">
            <text:p>FIFA 22 complete player dataset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87324" calcext:value-type="float">
            <text:p>387324</text:p>
          </table:table-cell>
          <table:table-cell office:value-type="float" office:value="16672" calcext:value-type="float">
            <text:p>16672</text:p>
          </table:table-cell>
          <table:table-cell office:value-type="float" office:value="0.591415" calcext:value-type="float">
            <text:p>0.591415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62472" calcext:value-type="float">
            <text:p>362472</text:p>
          </table:table-cell>
          <table:table-cell office:value-type="float" office:value="42" calcext:value-type="float">
            <text:p>42</text:p>
          </table:table-cell>
          <table:table-cell office:value-type="float" office:value="0.00149" calcext:value-type="float">
            <text:p>0.00149</text:p>
          </table:table-cell>
        </table:table-row>
        <table:table-row table:style-name="ro1">
          <table:table-cell office:value-type="string" calcext:value-type="string">
            <text:p>NIPS Papers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35307" calcext:value-type="float">
            <text:p>35307</text:p>
          </table:table-cell>
          <table:table-cell office:value-type="float" office:value="6" calcext:value-type="float">
            <text:p>6</text:p>
          </table:table-cell>
          <table:table-cell office:value-type="float" office:value="0.000213" calcext:value-type="float">
            <text:p>0.000213</text:p>
          </table:table-cell>
        </table:table-row>
        <table:table-row table:style-name="ro1">
          <table:table-cell office:value-type="string" calcext:value-type="string">
            <text:p>tmdb-350k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1347248" calcext:value-type="float">
            <text:p>1347248</text:p>
          </table:table-cell>
          <table:table-cell office:value-type="float" office:value="305" calcext:value-type="float">
            <text:p>305</text:p>
          </table:table-cell>
          <table:table-cell office:value-type="float" office:value="0.010819" calcext:value-type="float">
            <text:p>0.010819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precision</text:p>
          </table:table-cell>
          <table:table-cell office:value-type="float" office:value="28190" calcext:value-type="float">
            <text:p>28190</text:p>
          </table:table-cell>
          <table:table-cell office:value-type="float" office:value="1064560" calcext:value-type="float">
            <text:p>1064560</text:p>
          </table:table-cell>
          <table:table-cell office:value-type="float" office:value="23" calcext:value-type="float">
            <text:p>23</text:p>
          </table:table-cell>
          <table:table-cell office:value-type="float" office:value="0.000816" calcext:value-type="float">
            <text:p>0.000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13:43:03.887441096</dc:date>
    <meta:editing-duration>PT39M54S</meta:editing-duration>
    <meta:editing-cycles>11</meta:editing-cycles>
    <meta:generator>LibreOffice/7.4.2.3$Linux_X86_64 LibreOffice_project/40$Build-3</meta:generator>
    <meta:document-statistic meta:table-count="3" meta:cell-count="3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465a4" draw:fill-color="#3465a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stroke-dash="Dash_5f_20_5f_Dot_5f_20_5f_4" svg:stroke-width="0.08cm" svg:stroke-color="#3465a4" draw:fill-color="#3465a4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tar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12cm" svg:height="8.745cm" xlink:href=".." xlink:type="simple" chart:class="chart:line" chart:style-name="ch1">
        <chart:plot-area chart:style-name="ch2" table:cell-range-address="Sheet1.C1:Sheet1.D22" chart:data-source-has-labels="row" svg:x="0.218cm" svg:y="0.174cm" svg:width="10.476cm" svg:height="8.397cm">
          <chart:coordinate-region svg:x="0.945cm" svg:y="0.373cm" svg:width="9.749cm" svg:height="7.551cm"/>
          <chart:axis chart:dimension="x" chart:name="primary-x" chart:style-name="ch3" chartooo:axis-type="auto">
            <chartooo:date-scale/>
            <chart:categories table:cell-range-address="Sheet1.C1:Sheet1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D2" chart:class="chart:line">
            <chart:data-point chart:repeated="2"/>
          </chart:series>
          <chart:series chart:style-name="ch6" chart:values-cell-range-address="Sheet1.C3:Sheet1.D3" chart:class="chart:line">
            <chart:data-point chart:repeated="2"/>
          </chart:series>
          <chart:series chart:style-name="ch6" chart:values-cell-range-address="Sheet1.C4:Sheet1.D4" chart:class="chart:line">
            <chart:data-point chart:repeated="2"/>
          </chart:series>
          <chart:series chart:style-name="ch6" chart:values-cell-range-address="Sheet1.C5:Sheet1.D5" chart:class="chart:line">
            <chart:data-point chart:repeated="2"/>
          </chart:series>
          <chart:series chart:style-name="ch6" chart:values-cell-range-address="Sheet1.C6:Sheet1.D6" chart:class="chart:line">
            <chart:data-point chart:repeated="2"/>
          </chart:series>
          <chart:series chart:style-name="ch6" chart:values-cell-range-address="Sheet1.C7:Sheet1.D7" chart:class="chart:line">
            <chart:data-point chart:repeated="2"/>
          </chart:series>
          <chart:series chart:style-name="ch6" chart:values-cell-range-address="Sheet1.C8:Sheet1.D8" chart:class="chart:line">
            <chart:data-point chart:repeated="2"/>
          </chart:series>
          <chart:series chart:style-name="ch6" chart:values-cell-range-address="Sheet1.C9:Sheet1.D9" chart:class="chart:line">
            <chart:data-point chart:repeated="2"/>
          </chart:series>
          <chart:series chart:style-name="ch7" chart:values-cell-range-address="Sheet1.C10:Sheet1.D10" chart:class="chart:line">
            <chart:data-point chart:repeated="2"/>
          </chart:series>
          <chart:series chart:style-name="ch6" chart:values-cell-range-address="Sheet1.C11:Sheet1.D11" chart:class="chart:line">
            <chart:data-point chart:repeated="2"/>
          </chart:series>
          <chart:series chart:style-name="ch6" chart:values-cell-range-address="Sheet1.C12:Sheet1.D12" chart:class="chart:line">
            <chart:data-point chart:repeated="2"/>
          </chart:series>
          <chart:series chart:style-name="ch6" chart:values-cell-range-address="Sheet1.C13:Sheet1.D13" chart:class="chart:line">
            <chart:data-point chart:style-name="ch8"/>
            <chart:data-point/>
          </chart:series>
          <chart:series chart:style-name="ch6" chart:values-cell-range-address="Sheet1.C14:Sheet1.D14" chart:class="chart:line">
            <chart:data-point chart:repeated="2"/>
          </chart:series>
          <chart:series chart:style-name="ch6" chart:values-cell-range-address="Sheet1.C15:Sheet1.D15" chart:class="chart:line">
            <chart:data-point chart:repeated="2"/>
          </chart:series>
          <chart:series chart:style-name="ch6" chart:values-cell-range-address="Sheet1.C16:Sheet1.D16" chart:class="chart:line">
            <chart:data-point chart:repeated="2"/>
          </chart:series>
          <chart:series chart:style-name="ch6" chart:values-cell-range-address="Sheet1.C17:Sheet1.D17" chart:class="chart:line">
            <chart:data-point chart:style-name="ch8"/>
            <chart:data-point/>
          </chart:series>
          <chart:series chart:style-name="ch6" chart:values-cell-range-address="Sheet1.C18:Sheet1.D18" chart:class="chart:line">
            <chart:data-point chart:repeated="2"/>
          </chart:series>
          <chart:series chart:style-name="ch6" chart:values-cell-range-address="Sheet1.C19:Sheet1.D19" chart:class="chart:line">
            <chart:data-point chart:repeated="2"/>
          </chart:series>
          <chart:series chart:style-name="ch6" chart:values-cell-range-address="Sheet1.C20:Sheet1.D20" chart:class="chart:line">
            <chart:data-point chart:repeated="2"/>
          </chart:series>
          <chart:series chart:style-name="ch7" chart:values-cell-range-address="Sheet1.C21:Sheet1.D21" chart:class="chart:line">
            <chart:data-point chart:repeated="2"/>
          </chart:series>
          <chart:series chart:style-name="ch6" chart:values-cell-range-address="Sheet1.C22:Sheet1.D22" chart:class="chart:line"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ie</text:p>
                <draw:g>
                  <svg:desc>Sheet1.C1:Sheet1.D1</svg:desc>
                </draw:g>
              </table:table-cell>
              <table:table-cell office:value-type="string">
                <text:p>FIFA player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15957">
                <text:p>0.015957</text:p>
                <draw:g>
                  <svg:desc>Sheet1.C2:Sheet1.D2</svg:desc>
                </draw:g>
              </table:table-cell>
              <table:table-cell office:value-type="float" office:value="0.001916">
                <text:p>0.00191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3613">
                <text:p>0.003613</text:p>
                <draw:g>
                  <svg:desc>Sheet1.C3:Sheet1.D3</svg:desc>
                </draw:g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308107">
                <text:p>0.308107</text:p>
                <draw:g>
                  <svg:desc>Sheet1.C4:Sheet1.D4</svg:desc>
                </draw:g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24817">
                <text:p>0.024817</text:p>
                <draw:g>
                  <svg:desc>Sheet1.C5:Sheet1.D5</svg:desc>
                </draw:g>
              </table:table-cell>
              <table:table-cell office:value-type="float" office:value="0.337744">
                <text:p>0.337744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87123">
                <text:p>0.087123</text:p>
                <draw:g>
                  <svg:desc>Sheet1.C6:Sheet1.D6</svg:desc>
                </draw:g>
              </table:table-cell>
              <table:table-cell office:value-type="float" office:value="0.010784">
                <text:p>0.0107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5416">
                <text:p>0.005416</text:p>
                <draw:g>
                  <svg:desc>Sheet1.C7:Sheet1.D7</svg:desc>
                </draw:g>
              </table:table-cell>
              <table:table-cell office:value-type="float" office:value="0.028166">
                <text:p>0.028166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22981">
                <text:p>0.022981</text:p>
                <draw:g>
                  <svg:desc>Sheet1.C8:Sheet1.D8</svg:desc>
                </draw:g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996196">
                <text:p>0.996196</text:p>
                <draw:g>
                  <svg:desc>Sheet1.C9:Sheet1.D9</svg:desc>
                </draw:g>
              </table:table-cell>
              <table:table-cell office:value-type="float" office:value="0.059489">
                <text:p>0.05948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368316">
                <text:p>0.368316</text:p>
                <draw:g>
                  <svg:desc>Sheet1.C10:Sheet1.D10</svg:desc>
                </draw:g>
              </table:table-cell>
              <table:table-cell office:value-type="float" office:value="0.010004">
                <text:p>0.01000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189549">
                <text:p>0.189549</text:p>
                <draw:g>
                  <svg:desc>Sheet1.C11:Sheet1.D11</svg:desc>
                </draw:g>
              </table:table-cell>
              <table:table-cell office:value-type="float" office:value="0.305463">
                <text:p>0.305463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2362">
                <text:p>0.002362</text:p>
                <draw:g>
                  <svg:desc>Sheet1.C12:Sheet1.D12</svg:desc>
                </draw:g>
              </table:table-cell>
              <table:table-cell office:value-type="float" office:value="0.012877">
                <text:p>0.01287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975539">
                <text:p>0.975539</text:p>
                <draw:g>
                  <svg:desc>Sheet1.C13:Sheet1.D13</svg:desc>
                </draw:g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258418">
                <text:p>0.258418</text:p>
                <draw:g>
                  <svg:desc>Sheet1.C14:Sheet1.D14</svg:desc>
                </draw:g>
              </table:table-cell>
              <table:table-cell office:value-type="float" office:value="0.488542">
                <text:p>0.488542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282252">
                <text:p>0.282252</text:p>
                <draw:g>
                  <svg:desc>Sheet1.C15:Sheet1.D15</svg:desc>
                </draw:g>
              </table:table-cell>
              <table:table-cell office:value-type="float" office:value="0.007343">
                <text:p>0.007343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273">
                <text:p>0.000273</text:p>
                <draw:g>
                  <svg:desc>Sheet1.C16:Sheet1.D16</svg:desc>
                </draw:g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5921">
                <text:p>0.005921</text:p>
                <draw:g>
                  <svg:desc>Sheet1.C17:Sheet1.D17</svg:desc>
                </draw:g>
              </table:table-cell>
              <table:table-cell office:value-type="float" office:value="0.010323">
                <text:p>0.01032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31452">
                <text:p>0.031452</text:p>
                <draw:g>
                  <svg:desc>Sheet1.C18:Sheet1.D18</svg:desc>
                </draw:g>
              </table:table-cell>
              <table:table-cell office:value-type="float" office:value="0.591415">
                <text:p>0.59141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233199">
                <text:p>0.233199</text:p>
                <draw:g>
                  <svg:desc>Sheet1.C19:Sheet1.D19</svg:desc>
                </draw:g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6418">
                <text:p>0.06418</text:p>
                <draw:g>
                  <svg:desc>Sheet1.C20:Sheet1.D20</svg:desc>
                </draw:g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621664">
                <text:p>0.621664</text:p>
                <draw:g>
                  <svg:desc>Sheet1.C21:Sheet1.D21</svg:desc>
                </draw:g>
              </table:table-cell>
              <table:table-cell office:value-type="float" office:value="0.010819">
                <text:p>0.01081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30253">
                <text:p>0.030253</text:p>
                <draw:g>
                  <svg:desc>Sheet1.C22:Sheet1.D22</svg:desc>
                </draw:g>
              </table:table-cell>
              <table:table-cell office:value-type="float" office:value="0.000816">
                <text:p>0.000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